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1FF7BB496E311A63E19.png" manifest:media-type="image/png"/>
  <manifest:file-entry manifest:full-path="Pictures/100002010000060F000004AE39E1005EF19C9F0A.png" manifest:media-type="image/png"/>
  <manifest:file-entry manifest:full-path="Pictures/1000000000000137000001210713571B55CF851E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2010000028000000202D4E8926F9C67EFAB.png" manifest:media-type="image/png"/>
  <manifest:file-entry manifest:full-path="Pictures/1000000000000203000001DC0725E8D55FADD47E.jpg" manifest:media-type="image/jpeg"/>
  <manifest:file-entry manifest:full-path="Pictures/10000201000002FF0000020D850AAB78146011A5.png" manifest:media-type="image/png"/>
  <manifest:file-entry manifest:full-path="Pictures/10000000000001620000015971693330AB5920CF.png" manifest:media-type="image/png"/>
  <manifest:file-entry manifest:full-path="Pictures/1000000000000020000000204B249CA79A42C6D7.png" manifest:media-type="image/png"/>
  <manifest:file-entry manifest:full-path="Pictures/100000000000012900000116703E8E16DC7802B3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color="#0000ff"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</text:span><text:span text:style-name="T1">og: </text:span><text:span text:style-name="T1">Píldoras </text:span><text:span text:style-name="T1">de </text:span><text:span text:style-name="T1">conocim</text:span><text:span text:style-name="T1">iento</text:span></text:p>
          </draw:text-box>
        </draw:frame>
        <draw:frame presentation:style-name="pr2" draw:text-style-name="P3" draw:layer="layout" svg:width="16.002cm" svg:height="1.889cm" svg:x="6.604cm" svg:y="2.286cm">
          <draw:text-box>
            <text:p text:style-name="P1"><text:span text:style-name="T2">Vídeo 32</text:span><text:span text:style-name="T3">: </text:span><text:span text:style-name="T3">Spi </text:span><text:span text:style-name="T3">maestro </text:span><text:span text:style-name="T3">(Parte </text:span><text:span text:style-name="T3">1/2)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custom-shape draw:style-name="gr2" draw:text-style-name="P5" draw:layer="layout" svg:width="14.224cm" svg:height="3.302cm" svg:x="0.762cm" svg:y="14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8.636cm" svg:height="1.016cm" svg:x="1.524cm" svg:y="14.985cm">
          <draw:text-box>
            <text:p text:style-name="P6"><text:span text:style-name="T4">Juan González </text:span><text:span text:style-name="T4">Gómez</text:span></text:p>
          </draw:text-box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4" draw:layer="layout" svg:x1="0cm" svg:y1="18.287cm" svg:x2="28cm" svg:y2="18.287cm">
          <text:p/>
        </draw:line>
        <draw:frame draw:style-name="gr5" draw:text-style-name="P8" draw:layer="layout" svg:width="7.868cm" svg:height="0.963cm" svg:x="1.53cm" svg:y="16.562cm">
          <draw:text-box>
            <text:p><text:span text:style-name="T5"><text:a xlink:href="https://github.com/Obijuan" xlink:type="simple">https://github.com/Obijuan</text:a></text:span></text:p>
          </draw:text-box>
        </draw:frame>
        <draw:frame draw:style-name="gr6" draw:text-style-name="P9" draw:layer="layout" svg:width="6.096cm" svg:height="1.27cm" svg:x="1.53cm" svg:y="15.67cm">
          <draw:text-box>
            <text:p text:style-name="P6"><text:span text:style-name="T6">@Obijuan_cube</text:span></text:p>
          </draw:text-box>
        </draw:frame>
        <draw:frame draw:style-name="gr1" draw:text-style-name="P4" draw:layer="layout" svg:width="4.652cm" svg:height="2.032cm" svg:x="10.08cm" svg:y="15.239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382cm" svg:y="18.971cm">
          <draw:text-box>
            <text:p><text:span text:style-name="T7">Madrid, 2019-Jul-06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294cm" svg:height="3.81cm" svg:x="21.884cm" svg:y="13.715cm">
          <draw:image xlink:href="Pictures/10000201000002C6000001FF7BB496E311A63E19.png" xlink:type="simple" xlink:show="embed" xlink:actuate="onLoad">
            <text:p/>
          </draw:image>
        </draw:frame>
        <draw:frame draw:style-name="gr1" draw:text-style-name="P4" draw:layer="layout" svg:width="11.614cm" svg:height="9.328cm" svg:x="0.64cm" svg:y="4.641cm">
          <draw:image xlink:href="Pictures/100002010000028000000202D4E8926F9C67EFAB.png" xlink:type="simple" xlink:show="embed" xlink:actuate="onLoad">
            <text:p/>
          </draw:image>
        </draw:frame>
        <draw:frame draw:style-name="gr1" draw:text-style-name="P4" draw:layer="layout" svg:width="6.381cm" svg:height="6.218cm" svg:x="13.208cm" svg:y="4.703cm">
          <draw:image xlink:href="Pictures/10000000000001620000015971693330AB5920CF.png" xlink:type="simple" xlink:show="embed" xlink:actuate="onLoad">
            <text:p/>
          </draw:image>
        </draw:frame>
        <draw:frame draw:style-name="gr1" draw:text-style-name="P4" draw:layer="layout" svg:width="6.039cm" svg:height="5.612cm" svg:x="15.551cm" svg:y="11.913cm">
          <draw:image xlink:href="Pictures/1000000000000137000001210713571B55CF851E.png" xlink:type="simple" xlink:show="embed" xlink:actuate="onLoad">
            <text:p/>
          </draw:image>
        </draw:frame>
        <draw:frame draw:style-name="gr1" draw:text-style-name="P4" draw:layer="layout" svg:width="6.239cm" svg:height="5.84cm" svg:x="21.193cm" svg:y="4.825cm">
          <draw:image xlink:href="Pictures/100000000000012900000116703E8E16DC7802B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04T09:31:30.274487053</dc:date>
    <meta:editing-duration>P8DT1H11M16S</meta:editing-duration>
    <meta:editing-cycles>554</meta:editing-cycles>
    <meta:generator>LibreOffice/6.0.7.3$Linux_X86_64 LibreOffice_project/00m0$Build-3</meta:generator>
    <meta:print-date>2017-10-04T10:42:29.653181544</meta:print-date>
    <meta:document-statistic meta:object-count="45"/>
  </office:meta>
</office:document-meta>
</file>